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200000010BECD2968E36B11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94cm" fo:margin-left="1.194cm" fo:margin-top="0cm" fo:margin-bottom="0cm" table:align="left" style:writing-mode="lr-tb"/>
    </style:style>
    <style:style style:name="Tabela1.A" style:family="table-column">
      <style:table-column-properties style:column-width="15.49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2" style:family="table">
      <style:table-properties style:width="15.494cm" fo:margin-left="1.194cm" fo:margin-top="0cm" fo:margin-bottom="0cm" table:align="left" style:writing-mode="lr-tb"/>
    </style:style>
    <style:style style:name="Tabela2.A" style:family="table-column">
      <style:table-column-properties style:column-width="15.49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3" style:family="table">
      <style:table-properties style:width="15.494cm" fo:margin-left="1.194cm" fo:margin-top="0cm" fo:margin-bottom="0cm" table:align="left" style:writing-mode="lr-tb"/>
    </style:style>
    <style:style style:name="Tabela3.A" style:family="table-column">
      <style:table-column-properties style:column-width="15.494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4" style:family="table">
      <style:table-properties style:width="15.494cm" fo:margin-left="1.194cm" fo:margin-top="0cm" fo:margin-bottom="0cm" table:align="left" style:writing-mode="lr-tb"/>
    </style:style>
    <style:style style:name="Tabela4.A" style:family="table-column">
      <style:table-column-properties style:column-width="15.49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5" style:family="table">
      <style:table-properties style:width="15.494cm" fo:margin-left="1.194cm" fo:margin-top="0cm" fo:margin-bottom="0cm" table:align="left" style:writing-mode="lr-tb"/>
    </style:style>
    <style:style style:name="Tabela5.A" style:family="table-column">
      <style:table-column-properties style:column-width="15.494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6" style:family="table">
      <style:table-properties style:width="15.494cm" fo:margin-left="1.194cm" fo:margin-top="0cm" fo:margin-bottom="0cm" table:align="left" style:writing-mode="lr-tb"/>
    </style:style>
    <style:style style:name="Tabela6.A" style:family="table-column">
      <style:table-column-properties style:column-width="15.494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7" style:family="table">
      <style:table-properties style:width="15.494cm" fo:margin-left="1.194cm" fo:margin-top="0cm" fo:margin-bottom="0cm" table:align="left" style:writing-mode="lr-tb"/>
    </style:style>
    <style:style style:name="Tabela7.A" style:family="table-column">
      <style:table-column-properties style:column-width="15.494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8" style:family="table">
      <style:table-properties style:width="15.494cm" fo:margin-left="1.194cm" fo:margin-top="0cm" fo:margin-bottom="0cm" table:align="left" style:writing-mode="lr-tb"/>
    </style:style>
    <style:style style:name="Tabela8.A" style:family="table-column">
      <style:table-column-properties style:column-width="15.494cm"/>
    </style:style>
    <style:style style:name="Tabela8.1" style:family="table-row">
      <style:table-row-properties style:min-row-height="1.207cm" fo:keep-together="auto"/>
    </style:style>
    <style:style style:name="Tabela8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9" style:family="table">
      <style:table-properties style:width="15.494cm" fo:margin-left="1.194cm" fo:margin-top="0cm" fo:margin-bottom="0cm" table:align="left" style:writing-mode="lr-tb"/>
    </style:style>
    <style:style style:name="Tabela9.A" style:family="table-column">
      <style:table-column-properties style:column-width="15.494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0" style:family="table">
      <style:table-properties style:width="15.395cm" fo:margin-left="1.291cm" fo:margin-top="0cm" fo:margin-bottom="0cm" table:align="left" style:writing-mode="lr-tb"/>
    </style:style>
    <style:style style:name="Tabela10.A" style:family="table-column">
      <style:table-column-properties style:column-width="15.395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1" style:family="table">
      <style:table-properties style:width="15.494cm" fo:margin-left="1.194cm" fo:margin-top="0cm" fo:margin-bottom="0cm" table:align="left" style:writing-mode="lr-tb"/>
    </style:style>
    <style:style style:name="Tabela11.A" style:family="table-column">
      <style:table-column-properties style:column-width="15.494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2" style:family="table">
      <style:table-properties style:width="15.494cm" fo:margin-left="1.194cm" fo:margin-top="0cm" fo:margin-bottom="0cm" table:align="left" style:writing-mode="lr-tb"/>
    </style:style>
    <style:style style:name="Tabela12.A" style:family="table-column">
      <style:table-column-properties style:column-width="15.494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3" style:family="table">
      <style:table-properties style:width="15.494cm" fo:margin-left="1.194cm" fo:margin-top="0cm" fo:margin-bottom="0cm" table:align="left" style:writing-mode="lr-tb"/>
    </style:style>
    <style:style style:name="Tabela13.A" style:family="table-column">
      <style:table-column-properties style:column-width="15.494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4" style:family="table">
      <style:table-properties style:width="15.494cm" fo:margin-left="1.194cm" fo:margin-top="0cm" fo:margin-bottom="0cm" table:align="left" style:writing-mode="lr-tb"/>
    </style:style>
    <style:style style:name="Tabela14.A" style:family="table-column">
      <style:table-column-properties style:column-width="15.494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5" style:family="table">
      <style:table-properties style:width="15.494cm" fo:margin-left="1.194cm" fo:margin-top="0cm" fo:margin-bottom="0cm" table:align="left" style:writing-mode="lr-tb"/>
    </style:style>
    <style:style style:name="Tabela15.A" style:family="table-column">
      <style:table-column-properties style:column-width="15.494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6" style:family="table">
      <style:table-properties style:width="15.494cm" fo:margin-left="1.194cm" fo:margin-top="0cm" fo:margin-bottom="0cm" table:align="left" style:writing-mode="lr-tb"/>
    </style:style>
    <style:style style:name="Tabela16.A" style:family="table-column">
      <style:table-column-properties style:column-width="15.494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7" style:family="table">
      <style:table-properties style:width="15.61cm" fo:margin-top="0cm" fo:margin-bottom="0cm" table:align="right" style:writing-mode="lr-tb"/>
    </style:style>
    <style:style style:name="Tabela17.A" style:family="table-column">
      <style:table-column-properties style:column-width="15.6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ela18" style:family="table">
      <style:table-properties style:width="15.61cm" fo:margin-top="0cm" fo:margin-bottom="0cm" table:align="right" style:writing-mode="lr-tb"/>
    </style:style>
    <style:style style:name="Tabela18.A" style:family="table-column">
      <style:table-column-properties style:column-width="15.61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905cm" fo:margin-right="0cm" fo:text-indent="0cm" style:auto-text-indent="false"/>
    </style:style>
    <style:style style:name="P3" style:family="paragraph" style:parent-style-name="Text_20_body">
      <style:paragraph-properties fo:margin-left="1.905cm" fo:margin-right="0cm" fo:text-indent="0cm" style:auto-text-indent="false"/>
    </style:style>
    <style:style style:name="P4" style:family="paragraph" style:parent-style-name="Text_20_body">
      <style:paragraph-properties fo:margin-left="1.27cm" fo:margin-right="0cm" fo:text-indent="0cm" style:auto-text-indent="false"/>
    </style:style>
    <style:style style:name="P5" style:family="paragraph" style:parent-style-name="Default">
      <style:text-properties style:font-name="Courier New" fo:font-size="12pt" fo:font-weight="bold" style:font-size-asian="12pt" style:font-weight-asian="bold" style:font-weight-complex="bold"/>
    </style:style>
    <style:style style:name="P6" style:family="paragraph" style:parent-style-name="Default">
      <style:text-properties style:font-name="Courier New" fo:font-size="12pt" fo:font-weight="normal" officeooo:rsid="0022408d" officeooo:paragraph-rsid="0022408d" style:font-size-asian="12pt" style:font-weight-asian="normal" style:font-weight-complex="normal"/>
    </style:style>
    <style:style style:name="P7" style:family="paragraph" style:parent-style-name="Default">
      <style:text-properties style:font-name="Courier New" fo:font-size="12pt" style:font-size-asian="12pt"/>
    </style:style>
    <style:style style:name="P8" style:family="paragraph" style:parent-style-name="Default">
      <style:text-properties style:font-name="Courier New" fo:font-size="10pt" style:font-size-asian="10pt" style:font-size-complex="10pt"/>
    </style:style>
    <style:style style:name="P9" style:family="paragraph" style:parent-style-name="Default">
      <style:text-properties style:font-name="Courier New" fo:font-size="10pt" officeooo:rsid="0009dcdb" officeooo:paragraph-rsid="0009dcdb" style:font-size-asian="10pt" style:font-size-complex="10pt"/>
    </style:style>
    <style:style style:name="P10" style:family="paragraph" style:parent-style-name="Default">
      <style:text-properties style:font-name="Courier New" fo:font-size="10pt" officeooo:rsid="000bb656" officeooo:paragraph-rsid="000bb656" style:font-size-asian="10pt" style:font-size-complex="10pt"/>
    </style:style>
    <style:style style:name="P11" style:family="paragraph" style:parent-style-name="Default">
      <style:text-properties style:font-name="Courier New" fo:font-size="10pt" officeooo:rsid="000d952e" officeooo:paragraph-rsid="000d952e" style:font-size-asian="10pt" style:font-size-complex="10pt"/>
    </style:style>
    <style:style style:name="P12" style:family="paragraph" style:parent-style-name="Default">
      <style:text-properties style:font-name="Courier New" fo:font-size="10pt" officeooo:rsid="00284512" officeooo:paragraph-rsid="00284512" style:font-size-asian="10pt" style:font-size-complex="10pt"/>
    </style:style>
    <style:style style:name="P13" style:family="paragraph" style:parent-style-name="Default">
      <style:text-properties style:font-name="Courier New" fo:font-size="10pt" fo:font-weight="normal" officeooo:rsid="000b6b86" officeooo:paragraph-rsid="000b6b86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justify" style:justify-single-word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able_20_Contents">
      <style:text-properties style:font-name="Courier New"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paragraph-rsid="0010e747"/>
    </style:style>
    <style:style style:name="P18" style:family="paragraph" style:parent-style-name="Table_20_Contents">
      <style:paragraph-properties fo:text-align="justify" style:justify-single-word="false"/>
      <style:text-properties officeooo:paragraph-rsid="0015f57d"/>
    </style:style>
    <style:style style:name="P19" style:family="paragraph" style:parent-style-name="Table_20_Contents">
      <style:text-properties style:font-name="Courier new"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Courier new" officeooo:paragraph-rsid="0013a240"/>
    </style:style>
    <style:style style:name="P21" style:family="paragraph" style:parent-style-name="Table_20_Contents">
      <style:paragraph-properties fo:text-align="justify" style:justify-single-word="false"/>
      <style:text-properties style:font-name="Courier new" fo:font-weight="normal" officeooo:rsid="0010e747" officeooo:paragraph-rsid="0013a24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paragraph-rsid="0022e333" style:font-size-asian="12pt"/>
    </style:style>
    <style:style style:name="P23" style:family="paragraph" style:parent-style-name="Standard" style:list-style-name="WWNum3"/>
    <style:style style:name="P24" style:family="paragraph" style:parent-style-name="Text_20_body" style:list-style-name="WWNum3"/>
    <style:style style:name="P25" style:family="paragraph" style:parent-style-name="Heading_20_1" style:list-style-name="WWNum2"/>
    <style:style style:name="P26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27" style:family="paragraph" style:parent-style-name="Default">
      <style:paragraph-properties fo:text-align="justify" style:justify-single-word="false"/>
      <style:text-properties style:font-name="Arial" fo:font-size="12pt" officeooo:rsid="002752ab" style:font-size-asian="10.5pt" style:font-size-complex="12pt"/>
    </style:style>
    <style:style style:name="P28" style:family="paragraph" style:parent-style-name="Default">
      <style:paragraph-properties fo:text-align="justify" style:justify-single-word="false"/>
      <style:text-properties style:font-name="Arial" fo:font-size="12pt" officeooo:rsid="0027943d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2pt" style:font-size-asian="12pt"/>
    </style:style>
    <style:style style:name="T5" style:family="text">
      <style:text-properties style:font-name="Courier New" fo:font-size="12pt" style:font-size-asian="12pt" style:font-weight-complex="bold"/>
    </style:style>
    <style:style style:name="T6" style:family="text">
      <style:text-properties style:font-name="Courier New" fo:font-weight="normal" officeooo:rsid="000e2bdb" style:font-weight-asian="normal" style:font-weight-complex="normal"/>
    </style:style>
    <style:style style:name="T7" style:family="text">
      <style:text-properties style:font-name="Courier New" fo:font-weight="normal" officeooo:rsid="000ff93e" style:font-weight-asian="normal" style:font-weight-complex="normal"/>
    </style:style>
    <style:style style:name="T8" style:family="text">
      <style:text-properties style:font-name="Courier New" fo:font-weight="normal" officeooo:rsid="0010e747" style:font-weight-asian="normal" style:font-weight-complex="normal"/>
    </style:style>
    <style:style style:name="T9" style:family="text">
      <style:text-properties style:font-name="Courier New" fo:font-weight="normal" officeooo:rsid="00124016" style:font-weight-asian="normal" style:font-weight-complex="normal"/>
    </style:style>
    <style:style style:name="T10" style:family="text">
      <style:text-properties style:font-name="Courier New" fo:font-weight="normal" officeooo:rsid="00129b68" style:font-weight-asian="normal" style:font-weight-complex="normal"/>
    </style:style>
    <style:style style:name="T11" style:family="text">
      <style:text-properties style:font-name="Courier New" fo:font-weight="normal" officeooo:rsid="0013a240" style:font-weight-asian="normal" style:font-weight-complex="normal"/>
    </style:style>
    <style:style style:name="T12" style:family="text">
      <style:text-properties style:font-name="Courier New" fo:font-weight="normal" officeooo:rsid="0015f57d" style:font-weight-asian="normal" style:font-weight-complex="normal"/>
    </style:style>
    <style:style style:name="T13" style:family="text">
      <style:text-properties style:font-name="Courier New" fo:font-weight="bold" officeooo:rsid="000ff93e" style:font-weight-asian="bold" style:font-weight-complex="bold"/>
    </style:style>
    <style:style style:name="T14" style:family="text">
      <style:text-properties style:font-name="Courier New" fo:font-weight="bold" officeooo:rsid="0010e747" style:font-weight-asian="bold" style:font-weight-complex="bold"/>
    </style:style>
    <style:style style:name="T15" style:family="text">
      <style:text-properties style:font-name="Courier New" fo:font-weight="bold" officeooo:rsid="00124016" style:font-weight-asian="bold" style:font-weight-complex="bold"/>
    </style:style>
    <style:style style:name="T16" style:family="text">
      <style:text-properties style:font-name="Courier New" officeooo:rsid="0013a24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e747" style:font-weight-asian="bold" style:font-weight-complex="bold"/>
    </style:style>
    <style:style style:name="T19" style:family="text">
      <style:text-properties fo:font-weight="bold" officeooo:rsid="0013a240" style:font-weight-asian="bold" style:font-weight-complex="bold"/>
    </style:style>
    <style:style style:name="T20" style:family="text">
      <style:text-properties fo:font-weight="bold" officeooo:rsid="0018f1d8" style:font-weight-asian="bold" style:font-weight-complex="bold"/>
    </style:style>
    <style:style style:name="T21" style:family="text">
      <style:text-properties fo:font-weight="normal" officeooo:rsid="0010e747" style:font-weight-asian="normal" style:font-weight-complex="normal"/>
    </style:style>
    <style:style style:name="T22" style:family="text">
      <style:text-properties fo:font-weight="normal" officeooo:rsid="0012495f" style:font-weight-asian="normal" style:font-weight-complex="normal"/>
    </style:style>
    <style:style style:name="T23" style:family="text">
      <style:text-properties fo:font-weight="normal" officeooo:rsid="0013a240" style:font-weight-asian="normal" style:font-weight-complex="normal"/>
    </style:style>
    <style:style style:name="T24" style:family="text">
      <style:text-properties fo:font-weight="normal" officeooo:rsid="00151c66" style:font-weight-asian="normal" style:font-weight-complex="normal"/>
    </style:style>
    <style:style style:name="T25" style:family="text">
      <style:text-properties fo:font-weight="normal" officeooo:rsid="0018f1d8" style:font-weight-asian="normal" style:font-weight-complex="normal"/>
    </style:style>
    <style:style style:name="T26" style:family="text">
      <style:text-properties style:font-name="Arial" fo:font-size="12pt" style:font-size-asian="12pt"/>
    </style:style>
    <style:style style:name="T27" style:family="text">
      <style:text-properties style:font-name="Arial" fo:font-size="12pt" officeooo:rsid="002752ab" style:font-size-asian="12pt"/>
    </style:style>
    <style:style style:name="T28" style:family="text">
      <style:text-properties style:font-name="Arial" fo:font-size="12pt" officeooo:rsid="0027943d" style:font-size-asian="12pt"/>
    </style:style>
    <style:style style:name="T29" style:family="text">
      <style:text-properties style:font-name="Arial" fo:font-size="12pt" officeooo:rsid="0027943d" style:font-size-asian="12pt" style:font-size-complex="12pt"/>
    </style:style>
    <style:style style:name="T30" style:family="text">
      <style:text-properties style:font-name="Arial" fo:font-size="12pt" officeooo:rsid="00284512" style:font-size-asian="12pt" style:font-size-complex="12pt"/>
    </style:style>
    <style:style style:name="T31" style:family="text">
      <style:text-properties style:font-name="Arial" fo:font-size="12pt" fo:font-style="normal" style:font-size-asian="12pt" style:font-style-asian="normal" style:font-style-complex="normal"/>
    </style:style>
    <style:style style:name="T32" style:family="text">
      <style:text-properties style:font-name="Arial" fo:font-size="12pt" fo:font-style="normal" fo:font-weight="bold" style:font-size-asian="12pt" style:font-style-asian="normal" style:font-weight-asian="bold" style:font-style-complex="normal" style:font-weight-complex="bold"/>
    </style:style>
    <style:style style:name="T33" style:family="text">
      <style:text-properties style:font-name="Arial" fo:font-size="12pt" fo:font-weight="bold" style:font-size-asian="12pt" style:font-weight-asian="bold" style:font-weight-complex="bold"/>
    </style:style>
    <style:style style:name="T34" style:family="text">
      <style:text-properties style:font-name="Arial" fo:font-size="12pt" fo:font-weight="bold" officeooo:rsid="002752ab" style:font-size-asian="12pt" style:font-weight-asian="bold" style:font-weight-complex="bold"/>
    </style:style>
    <style:style style:name="T35" style:family="text">
      <style:text-properties style:font-name="Arial" fo:font-size="12pt" fo:font-weight="bold" officeooo:rsid="0027943d" style:font-size-asian="12pt" style:font-weight-asian="bold" style:font-size-complex="12pt" style:font-weight-complex="bold"/>
    </style:style>
    <style:style style:name="T36" style:family="text">
      <style:text-properties style:font-name="Arial" fo:font-size="12pt" fo:font-weight="bold" officeooo:rsid="00284512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Arial" fo:font-size="12pt" fo:font-style="normal" style:text-underline-style="none" officeooo:rsid="0027943d" style:font-size-asian="12pt" style:font-style-asian="normal" style:font-style-complex="normal"/>
    </style:style>
    <style:style style:name="T38" style:family="text">
      <style:text-properties officeooo:rsid="0028e283"/>
    </style:style>
    <style:style style:name="T39" style:family="text">
      <style:text-properties officeooo:rsid="002a119b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valiação 01</text:p>
      <text:list xml:id="list4084381012837036478" text:style-name="WWNum2">
        <text:list-item>
          <text:h text:style-name="P25" text:outline-level="1">Nome: <text:span text:style-name="T39">Deivison Venicio Souza</text:span></text:h>
        </text:list-item>
      </text:list>
      <text:list xml:id="list5276708543608493413" text:style-name="WWNum3">
        <text:list-item>
          <text:p text:style-name="P24">(20) Apesar de representar uma ínfima parcela dos sistemas operacionais em desktop, o GNU/Linux domina o mercado de servidores, supercomputadores, sistemas embarcados e celulares. Elenque três motivos para esta dominância e justifique suas respostas.</text:p>
        </text:list-item>
      </text:list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4"><text:span text:style-name="T26">- </text:span><text:span text:style-name="T34">O </text:span><text:span text:style-name="T33">Linux </text:span><text:span text:style-name="T32">é </text:span><text:span text:style-name="Emphasis"><text:span text:style-name="T32">aberto</text:span></text:span><text:span text:style-name="Emphasis"><text:span text:style-name="T31">:</text:span></text:span><text:span text:style-name="T31"> </text:span><text:span text:style-name="T26"><text:s/></text:span><text:span text:style-name="T27">O</text:span><text:span text:style-name="T26"> código-fonte pode ser visualizado </text:span><text:span text:style-name="T27">e aprimorado por qualquer pessoa </text:span><text:span text:style-name="T28">e, deste modo têm-se uma plataforma mais </text:span><text:span text:style-name="Emphasis"><text:span text:style-name="T37">segura.</text:span></text:span></text:p>
            <text:p text:style-name="P27"/>
            <text:p text:style-name="P14"><text:span text:style-name="T27">- </text:span><text:bookmark text:name="cluster"/><text:span text:style-name="T34">Cluster e computação distribuída</text:span><text:span text:style-name="T27">: </text:span><text:span text:style-name="T28">É uma </text:span><text:span text:style-name="T27">necessidade básica em clusters e modelos de computação distribuída </text:span><text:span text:style-name="T28">e, base para modelos recentes como computação em nuvem e big data.</text:span></text:p>
            <text:p text:style-name="P28"/>
            <text:p text:style-name="P14"><text:span text:style-name="T29">- </text:span><text:bookmark text:name="mobile"/><text:span text:style-name="T35">Dispositivos móveis </text:span><text:span text:style-name="T36">e tablets</text:span><text:span text:style-name="T29">: </text:span><text:span text:style-name="T30">Possuem </text:span><text:span text:style-name="T29">um kernel Linux junto a uma interface gráfica com o usuário. </text:span><text:span text:style-name="T30">Uma boa parte de smartphones, por exemplo, executam algum tipo de Linux.</text:span></text:p>
          </table:table-cell>
        </table:table-row>
      </table:table>
      <text:p text:style-name="Text_20_body"/>
      <text:list xml:id="list182317703375610" text:continue-numbering="true" text:style-name="WWNum3">
        <text:list-item>
          <text:p text:style-name="P23">(10) Para que serve o diretório /<text:span text:style-name="T1">sys</text:span> em um sistema GNU/Linux? Dê um exemplo de como utilizá-lo.</text:p>
        </text:list-item>
      </text:list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2"><text:span text:style-name="T17">/</text:span><text:span text:style-name="T2">sys</text:span> <text:span text:style-name="T38">= é o d</text:span>iretório que cuida da parte de firmware, kernel e de toda a comunicação com o hardware.</text:p>
          </table:table-cell>
        </table:table-row>
      </table:table>
      <text:p text:style-name="P4"/>
      <text:list xml:id="list182318443175023" text:continue-numbering="true" text:style-name="WWNum3">
        <text:list-item>
          <text:p text:style-name="P23">(30) Escreva a linha de comando que retorna a informação desejada:</text:p>
          <text:list>
            <text:list-item>
              <text:p text:style-name="P23">O “username” ou login da conta que você está utilizando</text:p>
            </text:list-item>
          </text:list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">dvsouza@h88:~$ users</text:p>
            <text:p text:style-name="P7">dvsouza</text:p>
          </table:table-cell>
        </table:table-row>
      </table:table>
      <text:p text:style-name="P2"/>
      <text:list xml:id="list182318551750863" text:continue-numbering="true" text:style-name="WWNum3">
        <text:list-item>
          <text:list>
            <text:list-item>
              <text:p text:style-name="P23">Os “grupos” aos quais seu usuário pertence</text:p>
            </text:list-item>
          </text:list>
        </text:list-item>
      </text:list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7">dvsouza@h88:~$ groups dvsouza</text:p>
            <text:p text:style-name="P5">ou</text:p>
            <text:p text:style-name="P7">dvsouza@h88:~$ id dvsouza</text:p>
          </table:table-cell>
        </table:table-row>
      </table:table>
      <text:p text:style-name="P2"/>
      <text:list xml:id="list182318253512419" text:continue-numbering="true" text:style-name="WWNum3">
        <text:list-item>
          <text:list>
            <text:list-item>
              <text:p text:style-name="P23">Liste todos arquivos do seu diretório HOME com as suas permissões</text:p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">dvsouza@h88:~$ ls</text:p>
          </table:table-cell>
        </table:table-row>
      </table:table>
      <text:p text:style-name="P2"/>
      <text:list xml:id="list182317531107813" text:continue-numbering="true" text:style-name="WWNum3">
        <text:list-item>
          <text:list>
            <text:list-item>
              <text:p text:style-name="P23">Liste todos arquivos do diretório /etc que iniciem com a letra ‘a’</text:p>
            </text:list-item>
          </text:list>
        </text:list-item>
      </text:lis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">dvsouza@h88:~$ ls /etc/a*</text:p>
          </table:table-cell>
        </table:table-row>
      </table:table>
      <text:p text:style-name="P2"/>
      <text:list xml:id="list182318757617513" text:continue-numbering="true" text:style-name="WWNum3">
        <text:list-item>
          <text:list>
            <text:list-item>
              <text:p text:style-name="P23"><text:soft-page-break/>Copia o arquivo “<text:span text:style-name="T3">teste.txt</text:span>” que está no diretório acima do corrente (pai) para dentro do seu diretório corrente</text:p>
            </text:list-item>
          </text:list>
        </text:list-item>
      </text:list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7">dvsouza@h88:~$ mkdir Avaliacao</text:p>
            <text:p text:style-name="P7">dvsouza@h88:~$ touch teste.txt </text:p>
            <text:p text:style-name="P7">dvsouza@h88:~$ ls</text:p>
            <text:p text:style-name="Default"><text:span text:style-name="T4">dvso</text:span><text:bookmark text:name="_GoBack"/><text:span text:style-name="T4">uza@h88:~$ cp teste.txt /home/espinf/dvsouza/Avaliacao</text:span></text:p>
            <text:p text:style-name="Default"><text:span text:style-name="T4">dvsouza@h88:~$ </text:span><text:span text:style-name="T5">cd</text:span><text:span text:style-name="T4"> Avaliacao/</text:span></text:p>
            <text:p text:style-name="P7">dvsouza@h88:~/Avaliacao$ ls</text:p>
          </table:table-cell>
        </table:table-row>
      </table:table>
      <text:p text:style-name="P2"/>
      <text:list xml:id="list182317170925340" text:continue-numbering="true" text:style-name="WWNum3">
        <text:list-item>
          <text:list>
            <text:list-item>
              <text:p text:style-name="P23">Muda o nome do arquivo “<text:span text:style-name="T3">teste.txt</text:span>” que está no diretório corrente para “<text:span text:style-name="T3">teste.txt.bak</text:span>”</text:p>
            </text:list-item>
          </text:list>
        </text:list-item>
      </text:list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7">dvsouza@h88:~/Avaliacao$ mv teste.txt teste.txt.bak</text:p>
            <text:p text:style-name="P7">dvsouza@h88:~/Avaliacao$ </text:p>
          </table:table-cell>
        </table:table-row>
      </table:table>
      <text:p text:style-name="P2"/>
      <text:list xml:id="list182316794627490" text:continue-numbering="true" text:style-name="WWNum3">
        <text:list-item>
          <text:list>
            <text:list-item>
              <text:p text:style-name="P23">Altere as permissões de acesso do seu diretório HOME para que somente você <text:s/>e <text:s/>os usuários do seu grupo tenham acesso de leitura e somente você tenha acesso de leitura, escrita e execução.</text:p>
            </text:list-item>
          </text:list>
        </text:list-item>
      </text:list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6">deivison@deivison-nb ~ $ chmod 740 /home/deivison</text:p>
          </table:table-cell>
        </table:table-row>
      </table:table>
      <text:p text:style-name="P15"/>
      <text:list xml:id="list182317502916235" text:continue-numbering="true" text:style-name="WWNum3">
        <text:list-item>
          <text:p text:style-name="P24">(30) Crie um arquivo com os dados abaixo (sem a primeira linha) e escreva os comandos que fazem o que é pedido nas próximas questões:</text:p>
        </text:list-item>
      </text:list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8">NOME,NOTA,CONCEITO,FALTAS</text:p>
          </table:table-cell>
        </table:table-row>
        <table:table-row table:style-name="Tabela10.1">
          <table:table-cell table:style-name="Tabela10.A1" office:value-type="string">
            <text:p text:style-name="P8">Aldebaran Leite Agner,-,-,6</text:p>
            <text:p text:style-name="P8">Alessandro Bueno de Souza,103,A,0</text:p>
            <text:p text:style-name="P8">Alexandre Rodizio Bento,91.5,A,0</text:p>
            <text:p text:style-name="P8">Charles Laudemaine,82,B,0</text:p>
            <text:p text:style-name="P8">Debora Ruedell,102.5,A,0</text:p>
            <text:p text:style-name="P8">Dirlei F. Lopes da Silva,97.5,A,0</text:p>
            <text:p text:style-name="P8">Edson Flavio de Souza,108,A,2</text:p>
            <text:p text:style-name="P8">Fabiana Cristian Penter,107.5,A,0</text:p>
            <text:p text:style-name="P8">Helio Augusto Goncalves,79,C,0</text:p>
            <text:p text:style-name="P8">Isaias Arcilio dos Santos,70,C,1</text:p>
            <text:p text:style-name="P8">Joao Carlos Balzan,70.5,C,0</text:p>
            <text:p text:style-name="P8">Jonsue Trapp Martins,100,A,2</text:p>
            <text:p text:style-name="P8">Misael Alves Bortolaz,102.5,A,1</text:p>
            <text:p text:style-name="P8">Rafael Hammerschimidt,110,A,0</text:p>
            <text:p text:style-name="P8">Ricardo Esteves da Costa,99,A,0</text:p>
            <text:p text:style-name="P8">Rosangela Binneck,81,B,0</text:p>
            <text:p text:style-name="P8">Sergio Ribeiro da Luz Wanderley,90.2,A,3</text:p>
            <text:p text:style-name="P8">Stefano Chapoval Fontes,102,A,1</text:p>
            <text:p text:style-name="P8">Wanderlei Wormsbecker,82.5,B,2</text:p>
            <text:p text:style-name="P8">Wellington Telles Cunha,97.5,A,0</text:p>
            <text:p text:style-name="P8">Yuri Matos Freitas,99.5,A,0</text:p>
          </table:table-cell>
        </table:table-row>
      </table:table>
      <text:p text:style-name="P15"/>
      <text:list xml:id="list182317034678026" text:continue-numbering="true" text:style-name="WWNum3">
        <text:list-item>
          <text:list>
            <text:list-item>
              <text:p text:style-name="P24">Mostre apenas linhas que tenham duas vogais consecutivas</text:p>
            </text:list-item>
          </text:list>
        </text:list-item>
      </text:list>
      <table:table table:name="Tabela11" table:style-name="Tabela11">
        <table:table-column table:style-name="Tabela11.A"/>
        <text:soft-page-break/>
        <table:table-row table:style-name="Tabela11.1">
          <table:table-cell table:style-name="Tabela11.A1" office:value-type="string">
            <text:p text:style-name="P9">deivison@deivison-nb ~/Avaliacao1 $ egrep -n '[aeiou]{2,}' notas.txt</text:p>
          </table:table-cell>
        </table:table-row>
      </table:table>
      <text:p text:style-name="P3"/>
      <text:list xml:id="list182316666605344" text:continue-numbering="true" text:style-name="WWNum3">
        <text:list-item>
          <text:list>
            <text:list-item>
              <text:p text:style-name="P24">Mostre apenas alunos que tenham conceito ‘B’</text:p>
            </text:list-item>
          </text:list>
        </text:list-item>
      </text:list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13">deivison@deivison-nb ~/Avaliacao1 $ egrep -e 'B[,]' notas.txt</text:p>
          </table:table-cell>
        </table:table-row>
      </table:table>
      <text:p text:style-name="P3"/>
      <text:list xml:id="list182317443241633" text:continue-numbering="true" text:style-name="WWNum3">
        <text:list-item>
          <text:list>
            <text:list-item>
              <text:p text:style-name="P24">Mostre os dados ordenados numericamente pela NOTA</text:p>
            </text:list-item>
          </text:list>
        </text:list-item>
      </text:list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10">deivison@deivison-nb ~/Avaliacao1 $ sort -n -t, -k2 notas.txt</text:p>
          </table:table-cell>
        </table:table-row>
      </table:table>
      <text:p text:style-name="P3"/>
      <text:list xml:id="list182317422086099" text:continue-numbering="true" text:style-name="WWNum3">
        <text:list-item>
          <text:list>
            <text:list-item>
              <text:p text:style-name="P24">Mostre quantos alunos há na turma</text:p>
            </text:list-item>
          </text:list>
        </text:list-item>
      </text:list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0">deivison@deivison-nb ~/Avaliacao1 $ nl notas.txt</text:p>
          </table:table-cell>
        </table:table-row>
      </table:table>
      <text:p text:style-name="P3"/>
      <text:list xml:id="list182316938410581" text:continue-numbering="true" text:style-name="WWNum3">
        <text:list-item>
          <text:list>
            <text:list-item>
              <text:p text:style-name="P24">Mostre apenas o NOME e o CONCEITO dos alunos</text:p>
            </text:list-item>
          </text:list>
        </text:list-item>
      </text:list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11">deivison@deivison-nb ~/Avaliacao1 $ cut -d, -f1,3 notas.txt</text:p>
          </table:table-cell>
        </table:table-row>
      </table:table>
      <text:p text:style-name="P3"/>
      <text:list xml:id="list182316912700114" text:continue-numbering="true" text:style-name="WWNum3">
        <text:list-item>
          <text:list>
            <text:list-item>
              <text:p text:style-name="P24">Substitua o CONCEITO ‘A’ por “APROVADO”</text:p>
            </text:list-item>
          </text:list>
        </text:list-item>
      </text:list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12">deivison@deivison-nb ~/Avaliacao1 $ sed 's/,A/,APROVADO/g' notas.txt</text:p>
          </table:table-cell>
        </table:table-row>
      </table:table>
      <text:p text:style-name="P3"/>
      <text:list xml:id="list182318528930211" text:continue-numbering="true" text:style-name="WWNum3">
        <text:list-item>
          <text:p text:style-name="P24">(10) Explique o que faz cada linha de comando apresentada abaixo:</text:p>
        </text:list-item>
      </text:list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19">Find /usr/share/doc -iname "*.gz"</text:p>
            <text:p text:style-name="P19"/>
            <text:p text:style-name="P20"><text:span text:style-name="T22">R: </text:span><text:span text:style-name="T21">O comando &lt;</text:span><text:span text:style-name="T18">find /usr/share/doc -iname "*.gz"&gt; </text:span><text:span text:style-name="T23">realizará a busca e listará os arquivos </text:span><text:span text:style-name="T24">no</text:span><text:span text:style-name="T23"> </text:span><text:span text:style-name="T24">formato </text:span><text:span text:style-name="T19">.gz</text:span><text:span text:style-name="T23"> </text:span><text:span text:style-name="T25">nos subdiretórios </text:span><text:span text:style-name="T20">share/doc</text:span><text:span text:style-name="T25"> do diretório </text:span><text:span text:style-name="T20">usr</text:span><text:span text:style-name="T25">.</text:span></text:p>
            <text:p text:style-name="P21"/>
            <text:p text:style-name="P18"><text:span text:style-name="T10">O parâmetro </text:span><text:span text:style-name="T14">-iname</text:span><text:span text:style-name="T8"> </text:span><text:span text:style-name="T10">é usado para encontrar os arquivos sem </text:span><text:span text:style-name="T11">a</text:span><text:span text:style-name="T10"> distinção de</text:span><text:span text:style-name="T8"> maiúsculo ou minúsculo </text:span><text:span text:style-name="T11">(</text:span><text:span text:style-name="T12">p</text:span><text:span text:style-name="T16">rocura ignorando case sensitive</text:span><text:span text:style-name="T11">).</text:span></text:p>
          </table:table-cell>
        </table:table-row>
      </table:table>
      <text:list xml:id="list182318530615566" text:continue-numbering="true" text:style-name="WWNum3">
        <text:list-item>
          <text:list>
            <text:list-item>
              <text:p text:style-name="P24"/>
            </text:list-item>
          </text:list>
        </text:list-item>
      </text:list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16">du -sh $HOME</text:p>
            <text:p text:style-name="P16"/>
            <text:p text:style-name="P17"><text:span text:style-name="T6">R: </text:span><text:span text:style-name="T8">O comando &lt;</text:span><text:span text:style-name="T14">du -sh $HOME&gt; </text:span><text:span text:style-name="T8">fornece informação do espaço ocupado em disco pelo diretório HOME. </text:span><text:span text:style-name="T7">O parâmetro </text:span><text:span text:style-name="T13">-h</text:span><text:span text:style-name="T7"> (de human) é usado apenas para mostrar as medidas em unidades mais fáceis de serem compreendidas por humanos.</text:span><text:span text:style-name="T9"> O parâmetro </text:span><text:soft-page-break/><text:span text:style-name="T15">-s</text:span><text:span text:style-name="T9"> exibe apenas o tamanho do diretório informado, neste caso o diretório </text:span><text:span text:style-name="T15">HOME</text:span><text:span text:style-name="T9">.</text:span></text:p>
          </table:table-cell>
        </table:table-row>
      </table:table>
      <text:list xml:id="list182316837396454" text:continue-numbering="true" text:style-name="WWNum3">
        <text:list-item>
          <text:list>
            <text:list-item>
              <text:p text:style-name="P24">.</text:p>
            </text:list-item>
          </text:list>
        </text:list-item>
      </text:list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 PL SungtiL GB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style:line-height-at-least="0.353cm" fo:text-align="start" style:justify-single-word="false" fo:orphans="2" fo:widows="2" style:punctuation-wrap="hanging" style:writing-mode="lr-tb"/>
      <style:text-properties fo:color="#000000" style:font-name="Lohit Hindi" fo:font-family="'Lohit Hind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/>
    <style:style style:name="Text_20_body_20_justified" style:display-name="Text body justified" style:family="paragraph" style:parent-style-name="Default" style:default-outline-level=""/>
    <style:style style:name="Title1" style:family="paragraph" style:parent-style-name="Default" style:default-outline-level="">
      <style:paragraph-properties fo:text-align="center" style:justify-single-word="fals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Dimension_20_Line" style:display-name="Dimension Line" style:family="paragraph" style:parent-style-name="Default" style:default-outline-level=""/>
    <style:style style:name="BrightBlue_7e_LT_7e_Gliederung_20_1" style:display-name="BrightBlue~LT~Gliederung 1" style:family="paragraph" style:default-outline-level="">
      <style:paragraph-properties fo:margin-top="0cm" fo:margin-bottom="0.406cm" loext:contextual-spacing="false" fo:text-align="start" style:justify-single-word="false" fo:orphans="2" fo:widows="2" style:punctuation-wrap="hanging" style:writing-mode="lr-tb"/>
      <style:text-properties fo:color="#000000" style:font-name="Lohit Hindi" fo:font-family="'Lohit Hindi'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2" style:font-family-complex="'Liberation Sans'" style:font-family-generic-complex="system" style:font-pitch-complex="variabl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top="0cm" fo:margin-bottom="0.325cm" loext:contextual-spacing="false"/>
      <style:text-properties fo:font-size="28pt" style:font-size-asian="28pt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top="0cm" fo:margin-bottom="0.243cm" loext:contextual-spacing="false"/>
      <style:text-properties fo:font-size="24pt" style:font-size-asian="24pt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top="0cm" fo:margin-bottom="0.162cm" loext:contextual-spacing="false"/>
      <style:text-properties fo:font-size="20pt" style:font-size-asian="20pt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top="0cm" fo:margin-bottom="0.081cm" loext:contextual-spacing="false"/>
    </style:style>
    <style:style style:name="BrightBlue_7e_LT_7e_Gliederung_20_6" style:display-name="BrightBlue~LT~Gliederung 6" style:family="paragraph" style:parent-style-name="BrightBlue_7e_LT_7e_Gliederung_20_5" style:default-outline-level=""/>
    <style:style style:name="BrightBlue_7e_LT_7e_Gliederung_20_7" style:display-name="BrightBlue~LT~Gliederung 7" style:family="paragraph" style:parent-style-name="BrightBlue_7e_LT_7e_Gliederung_20_6" style:default-outline-level=""/>
    <style:style style:name="BrightBlue_7e_LT_7e_Gliederung_20_8" style:display-name="BrightBlue~LT~Gliederung 8" style:family="paragraph" style:parent-style-name="BrightBlue_7e_LT_7e_Gliederung_20_7" style:default-outline-level=""/>
    <style:style style:name="BrightBlue_7e_LT_7e_Gliederung_20_9" style:display-name="BrightBlue~LT~Gliederung 9" style:family="paragraph" style:parent-style-name="BrightBlue_7e_LT_7e_Gliederung_20_8" style:default-outline-level=""/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punctuation-wrap="hanging" style:writing-mode="lr-tb"/>
      <style:text-properties fo:color="#280099" style:font-name="Lohit Hindi" fo:font-family="'Lohit Hindi'" style:font-family-generic="roman" style:font-pitch="variable" fo:font-size="44pt" style:font-name-asian="DejaVu Sans" style:font-family-asian="'DejaVu Sans'" style:font-family-generic-asian="system" style:font-pitch-asian="variable" style:font-size-asian="44pt" style:font-name-complex="Liberation Sans2" style:font-family-complex="'Liberation Sans'" style:font-family-generic-complex="system" style:font-pitch-complex="variable"/>
    </style:style>
    <style:style style:name="BrightBlue_7e_LT_7e_Untertitel" style:display-name="BrightBlue~LT~Untertitel" style:family="paragraph" style:default-outline-level="">
      <style:paragraph-properties fo:text-align="center" style:justify-single-word="false" fo:orphans="2" fo:widows="2" style:punctuation-wrap="hanging" style:writing-mode="lr-tb"/>
      <style:text-properties fo:color="#000000" style:font-name="Lohit Hindi" fo:font-family="'Lohit Hindi'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2" style:font-family-complex="'Liberation Sans'" style:font-family-generic-complex="system" style:font-pitch-complex="variabl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hanging" style:writing-mode="lr-tb"/>
      <style:text-properties fo:color="#000000" style:font-name="Lohit Hindi" fo:font-family="'Lohit Hindi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Liberation Sans2" style:font-family-complex="'Liberation Sans'" style:font-family-generic-complex="system" style:font-pitch-complex="variabl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punctuation-wrap="hanging" style:writing-mode="lr-tb"/>
      <style:text-properties fo:color="#00000a" style:font-name="Liberation Sans1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/>
    </style:style>
    <style:style style:name="default" style:family="paragraph" style:default-outline-level="">
      <style:paragraph-properties style:line-height-at-least="0.353cm" fo:text-align="start" style:justify-single-word="false" fo:orphans="2" fo:widows="2" style:punctuation-wrap="hanging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oise1" style:family="paragraph" style:parent-style-name="default" style:default-outline-level=""/>
    <style:style style:name="turquoise2" style:family="paragraph" style:parent-style-name="default" style:default-outline-level=""/>
    <style:style style:name="turquo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Background_20_objects" style:display-name="Background objects" style:family="paragraph" style:default-outline-level="">
      <style:paragraph-properties fo:text-align="start" style:justify-single-word="false" fo:orphans="2" fo:widows="2" style:punctuation-wrap="hanging" style:writing-mode="lr-tb"/>
      <style:text-properties fo:color="#00000a" style:font-name="Liberation Sans1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/>
    </style:style>
    <style:style style:name="Background" style:family="paragraph" style:default-outline-level="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hanging" style:writing-mode="lr-tb"/>
      <style:text-properties fo:color="#000000" style:font-name="Lohit Hindi" fo:font-family="'Lohit Hindi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Liberation Sans2" style:font-family-complex="'Liberation Sans'" style:font-family-generic-complex="system" style:font-pitch-complex="variable"/>
    </style:style>
    <style:style style:name="Outline_20_1" style:display-name="Outline 1" style:family="paragraph" style:default-outline-level="">
      <style:paragraph-properties fo:margin-top="0cm" fo:margin-bottom="0.406cm" loext:contextual-spacing="false" fo:text-align="start" style:justify-single-word="false" fo:orphans="2" fo:widows="2" style:punctuation-wrap="hanging" style:writing-mode="lr-tb"/>
      <style:text-properties fo:color="#000000" style:font-name="Lohit Hindi" fo:font-family="'Lohit Hindi'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2" style:font-family-complex="'Liberation Sans'" style:font-family-generic-complex="system" style:font-pitch-complex="variable"/>
    </style:style>
    <style:style style:name="Outline_20_2" style:display-name="Outline 2" style:family="paragraph" style:parent-style-name="Outline_20_1" style:default-outline-level="">
      <style:paragraph-properties fo:margin-top="0cm" fo:margin-bottom="0.325cm" loext:contextual-spacing="false"/>
      <style:text-properties fo:font-size="28pt" style:font-size-asian="28pt"/>
    </style:style>
    <style:style style:name="Outline_20_3" style:display-name="Outline 3" style:family="paragraph" style:parent-style-name="Outline_20_2" style:default-outline-level="">
      <style:paragraph-properties fo:margin-top="0cm" fo:margin-bottom="0.243cm" loext:contextual-spacing="false"/>
      <style:text-properties fo:font-size="24pt" style:font-size-asian="24pt"/>
    </style:style>
    <style:style style:name="Outline_20_4" style:display-name="Outline 4" style:family="paragraph" style:parent-style-name="Outline_20_3" style:default-outline-level="">
      <style:paragraph-properties fo:margin-top="0cm" fo:margin-bottom="0.162cm" loext:contextual-spacing="false"/>
      <style:text-properties fo:font-size="20pt" style:font-size-asian="20pt"/>
    </style:style>
    <style:style style:name="Outline_20_5" style:display-name="Outline 5" style:family="paragraph" style:parent-style-name="Outline_20_4" style:default-outline-level="">
      <style:paragraph-properties fo:margin-top="0cm" fo:margin-bottom="0.081cm" loext:contextual-spacing="false"/>
    </style:style>
    <style:style style:name="Outline_20_6" style:display-name="Outline 6" style:family="paragraph" style:parent-style-name="Outline_20_5" style:default-outline-level=""/>
    <style:style style:name="Outline_20_7" style:display-name="Outline 7" style:family="paragraph" style:parent-style-name="Outline_20_6" style:default-outline-level=""/>
    <style:style style:name="Outline_20_8" style:display-name="Outline 8" style:family="paragraph" style:parent-style-name="Outline_20_7" style:default-outline-level=""/>
    <style:style style:name="Outline_20_9" style:display-name="Outline 9" style:family="paragraph" style:parent-style-name="Outline_20_8" style:default-outline-level=""/>
    <style:style style:name="Objeto_20_sem_20_preenchimento_20_nem_20_linha" style:display-name="Objeto sem preenchimento nem linha" style:family="paragraph" style:parent-style-name="Default" style:default-outline-level=""/>
    <style:style style:name="Objeto_20_sin_20_relleno_20_ni_20_línea" style:display-name="Objeto sin relleno ni línea" style:family="paragraph" style:parent-style-name="Default" style:default-outline-level="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9" style:family="table">
      <style:table-properties style:width="17cm" fo:margin-left="-0.097cm" fo:margin-top="0cm" fo:margin-bottom="0cm" table:align="left" style:writing-mode="lr-tb"/>
    </style:style>
    <style:style style:name="Tabela19.A" style:family="table-column">
      <style:table-column-properties style:column-width="8.498cm"/>
    </style:style>
    <style:style style:name="Tabela19.B" style:family="table-column">
      <style:table-column-properties style:column-width="8.502cm"/>
    </style:style>
    <style:style style:name="Tabela19.1" style:family="table-row">
      <style:table-row-properties fo:keep-together="auto"/>
    </style:style>
    <style:style style:name="Tabela19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>
        <style:header-footer-properties fo:min-height="1.667cm" fo:margin-left="0cm" fo:margin-right="0cm" fo:margin-top="1.56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hape1" text:anchor-type="char" svg:x="13.107cm" svg:y="-0.104cm" svg:width="3.697cm" svg:height="1.235cm" draw:z-index="3"><draw:image xlink:href="Pictures/10000201000003200000010BECD2968E36B11E8B.png" xlink:type="simple" xlink:show="embed" xlink:actuate="onLoad"/></draw:frame>Infraestrutura Computacional – Parte 1</text:p>
        <text:p text:style-name="Header">Data Science and Big Data - UFPR</text:p>
      </style:header>
      <style:footer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office:value-type="string">
              <text:p text:style-name="Table_20_Contents">D. Weingaertner</text:p>
            </table:table-cell>
            <table:table-cell table:style-name="Tabela19.A1" office:value-type="string">
              <text:p text:style-name="MP1"><text:page-number text:select-page="current">4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eingaertner</meta:initial-creator>
    <meta:editing-cycles>70</meta:editing-cycles>
    <meta:creation-date>2018-03-08T15:15:00</meta:creation-date>
    <dc:date>2018-03-23T18:23:16.538706951</dc:date>
    <dc:language>pt-BR</dc:language>
    <meta:editing-duration>PT5H49M33S</meta:editing-duration>
    <meta:generator>LibreOffice/5.1.6.2$Linux_X86_64 LibreOffice_project/10m0$Build-2</meta:generator>
    <meta:document-statistic meta:table-count="19" meta:image-count="1" meta:object-count="0" meta:page-count="4" meta:paragraph-count="79" meta:word-count="638" meta:character-count="4384" meta:non-whitespace-character-count="38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